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rlie Text" svg:font-family="'Charlie Text', apple-system, BlinkMacSystemFont, 'Segoe UI', Roboto, 'Noto Sans', Ubuntu,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Yandex Sans Display Light" svg:font-family="'Yandex Sans Display Light'"/>
    <style:font-face style:name="apple-system" svg:font-family="apple-system, BlinkMacSystemFont, Arial, sans-serif"/>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2" style:family="paragraph" style:parent-style-name="Text_20_body">
      <style:text-properties style:font-name="Abyssinica SIL" fo:font-size="13pt" officeooo:paragraph-rsid="00197277" fo:background-color="#ffffff" style:font-size-asian="13pt" style:font-size-complex="13pt"/>
    </style:style>
    <style:style style:name="P13" style:family="paragraph" style:parent-style-name="Text_20_body">
      <style:text-properties style:font-name="Abyssinica SIL" fo:font-size="13pt" fo:background-color="#ffffff" style:font-size-asian="13pt" style:font-size-complex="13pt"/>
    </style:style>
    <style:style style:name="P14" style:family="paragraph" style:parent-style-name="Heading_20_3">
      <style:text-properties style:font-name="Abyssinica SIL" fo:font-size="13pt" fo:background-color="#ffffff" style:font-size-asian="13pt" style:font-size-complex="13pt"/>
    </style:style>
    <style:style style:name="P15"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6" style:family="paragraph" style:parent-style-name="Heading_20_2">
      <style:text-properties style:font-name="Abyssinica SIL" fo:font-size="13pt" fo:font-weight="normal" officeooo:paragraph-rsid="000360f8" style:font-size-asian="13pt" style:font-size-complex="13pt"/>
    </style:style>
    <style:style style:name="P17"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8"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19"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0"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1"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2"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3"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5"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6"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28"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29"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1"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32"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3"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4"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5" style:family="paragraph" style:parent-style-name="Text_20_body">
      <style:text-properties fo:font-variant="normal" fo:text-transform="none" fo:color="#111111" loext:opacity="100%" fo:letter-spacing="normal" fo:font-style="normal" fo:font-weight="normal"/>
    </style:style>
    <style:style style:name="P36"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37"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38"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39"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40"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43"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5"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47"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4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49"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1"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52"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4"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56"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5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58"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59"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0"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2"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3"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4" style:family="paragraph" style:parent-style-name="Text_20_body">
      <style:text-properties officeooo:paragraph-rsid="0017a968"/>
    </style:style>
    <style:style style:name="P6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66"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67" style:family="paragraph" style:parent-style-name="Text_20_body">
      <style:paragraph-properties fo:margin-left="0cm" fo:margin-right="0cm" fo:margin-top="0cm" fo:margin-bottom="0cm" style:contextual-spacing="false" fo:orphans="2" fo:widows="2" fo:text-indent="0cm" style:auto-text-indent="false"/>
    </style:style>
    <style:style style:name="P68" style:family="paragraph" style:parent-style-name="Text_20_body">
      <style:paragraph-properties fo:margin-left="0cm" fo:margin-right="0cm" fo:orphans="2" fo:widows="2" fo:text-indent="0cm" style:auto-text-indent="false"/>
    </style:style>
    <style:style style:name="P69"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70" style:family="paragraph" style:parent-style-name="Subtitle">
      <style:text-properties fo:font-size="13pt" style:font-size-asian="13pt" style:font-size-complex="13pt"/>
    </style:style>
    <style:style style:name="P71" style:family="paragraph" style:parent-style-name="Text_20_body">
      <style:text-properties officeooo:paragraph-rsid="001aa8de"/>
    </style:style>
    <style:style style:name="P72"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73"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74"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75" style:family="paragraph" style:parent-style-name="Preformatted_20_Text">
      <style:paragraph-properties fo:margin-top="0cm" fo:margin-bottom="0.499cm" style:contextual-spacing="false"/>
    </style:style>
    <style:style style:name="P76"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77" style:family="paragraph" style:parent-style-name="Text_20_body">
      <style:text-properties fo:font-size="20pt" officeooo:rsid="000360f8" officeooo:paragraph-rsid="000360f8" style:font-size-asian="20pt" style:font-size-complex="20pt"/>
    </style:style>
    <style:style style:name="P78" style:family="paragraph" style:parent-style-name="Text_20_body">
      <style:text-properties officeooo:paragraph-rsid="00462bc5"/>
    </style:style>
    <style:style style:name="P79"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80" style:family="paragraph" style:parent-style-name="Subtitle" style:list-style-name="L13"/>
    <style:style style:name="P81"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8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8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84"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85"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8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8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88"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89"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90"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91"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92"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93"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94"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5"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96"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97"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98"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99"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0"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02"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03" style:family="paragraph" style:parent-style-name="Text_20_body" style:list-style-name="L7">
      <style:paragraph-properties fo:margin-top="0cm" fo:margin-bottom="0cm" style:contextual-spacing="false" fo:orphans="2" fo:widows="2" fo:padding="0cm" fo:border="none"/>
    </style:style>
    <style:style style:name="P104" style:family="paragraph" style:parent-style-name="Text_20_body" style:list-style-name="L7">
      <style:paragraph-properties fo:orphans="2" fo:widows="2" fo:padding="0cm" fo:border="none"/>
    </style:style>
    <style:style style:name="P105" style:family="paragraph" style:parent-style-name="Text_20_body" style:list-style-name="L13"/>
    <style:style style:name="P106"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5"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0" style:family="text">
      <style:text-properties fo:font-variant="normal" fo:text-transform="none" fo:color="#111111" loext:opacity="100%" fo:letter-spacing="normal" fo:font-style="normal"/>
    </style:style>
    <style:style style:name="T11" style:family="text">
      <style:text-properties fo:font-variant="normal" fo:text-transform="none" fo:color="#111111" loext:opacity="100%" fo:letter-spacing="normal" fo:font-style="normal" fo:font-weight="normal"/>
    </style:style>
    <style:style style:name="T12" style:family="text">
      <style:text-properties fo:font-variant="normal" fo:text-transform="none" fo:color="#111111" loext:opacity="100%" fo:letter-spacing="normal" fo:font-style="normal" fo:font-weight="normal" officeooo:rsid="0016d350" style:font-weight-asian="bold" style:font-weight-complex="bold"/>
    </style:style>
    <style:style style:name="T13" style:family="text">
      <style:text-properties fo:font-variant="normal" fo:text-transform="none" fo:color="#111111" loext:opacity="100%" fo:letter-spacing="normal" fo:font-style="normal" fo:font-weight="normal" officeooo:rsid="00272a85"/>
    </style:style>
    <style:style style:name="T14" style:family="text">
      <style:text-properties fo:font-variant="normal" fo:text-transform="none" fo:color="#111111" loext:opacity="100%" fo:letter-spacing="normal" fo:font-style="normal" fo:font-weight="normal" officeooo:rsid="0029ba05"/>
    </style:style>
    <style:style style:name="T15" style:family="text">
      <style:text-properties fo:font-variant="normal" fo:text-transform="none" fo:color="#111111" loext:opacity="100%" fo:letter-spacing="normal" fo:font-style="normal" fo:font-weight="bold" style:font-weight-asian="bold" style:font-weight-complex="bold"/>
    </style:style>
    <style:style style:name="T16" style:family="text">
      <style:text-properties fo:font-variant="normal" fo:text-transform="none" fo:color="#111111" loext:opacity="100%" fo:letter-spacing="normal" fo:font-style="normal" fo:font-weight="bold" officeooo:rsid="0016d350" style:font-weight-asian="bold" style:font-weight-complex="bold"/>
    </style:style>
    <style:style style:name="T17" style:family="text">
      <style:text-properties fo:font-variant="normal" fo:text-transform="none" fo:color="#111111" loext:opacity="100%" fo:letter-spacing="normal" fo:font-style="normal" fo:font-weight="bold" officeooo:rsid="000360f8" style:font-weight-asian="bold" style:font-weight-complex="bold"/>
    </style:style>
    <style:style style:name="T18" style:family="text">
      <style:text-properties fo:font-variant="normal" fo:text-transform="none" fo:color="#111111" loext:opacity="100%" fo:letter-spacing="normal" fo:font-style="normal" officeooo:rsid="0027c760"/>
    </style:style>
    <style:style style:name="T19"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0" style:family="text">
      <style:text-properties fo:font-variant="normal" fo:text-transform="none" fo:color="#111111" loext:opacity="100%" style:font-name="apple-system" fo:font-size="12pt" fo:letter-spacing="normal" fo:font-style="normal" fo:font-weight="normal"/>
    </style:style>
    <style:style style:name="T21" style:family="text">
      <style:text-properties fo:font-variant="normal" fo:text-transform="none" fo:color="#111111" loext:opacity="100%" fo:font-size="12pt" fo:letter-spacing="normal" fo:font-style="normal" fo:font-weight="normal"/>
    </style:style>
    <style:style style:name="T22" style:family="text">
      <style:text-properties fo:font-variant="normal" fo:text-transform="none" fo:letter-spacing="normal"/>
    </style:style>
    <style:style style:name="T23"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4"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25"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26"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7"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8"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29"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0"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1"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2"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3"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34" style:family="text">
      <style:text-properties fo:font-variant="normal" fo:text-transform="none" fo:color="#000000" loext:opacity="100%" fo:letter-spacing="normal" fo:font-style="normal" fo:font-weight="normal"/>
    </style:style>
    <style:style style:name="T35" style:family="text">
      <style:text-properties fo:font-variant="normal" fo:text-transform="none" fo:color="#000000" loext:opacity="100%" fo:letter-spacing="normal" fo:font-style="normal" fo:font-weight="normal" fo:background-color="#ffffff" loext:char-shading-value="0"/>
    </style:style>
    <style:style style:name="T36" style:family="text">
      <style:text-properties fo:font-variant="normal" fo:text-transform="none" fo:color="#000000" loext:opacity="100%" fo:letter-spacing="normal" fo:font-style="normal" fo:font-weight="bold" style:font-weight-asian="bold" style:font-weight-complex="bold"/>
    </style:style>
    <style:style style:name="T37" style:family="text">
      <style:text-properties fo:font-variant="normal" fo:text-transform="none" fo:color="#000000" loext:opacity="100%" fo:letter-spacing="normal" fo:background-color="#ffffff" loext:char-shading-value="0"/>
    </style:style>
    <style:style style:name="T38"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39"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40"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41"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42"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43"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44"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45"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46"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47"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17a968" style:font-weight-asian="bold" style:font-weight-complex="bold"/>
    </style:style>
    <style:style style:name="T51" style:family="text">
      <style:text-properties fo:font-weight="bold" officeooo:rsid="0038f23d" style:font-weight-asian="bold" style:font-weight-complex="bold"/>
    </style:style>
    <style:style style:name="T52" style:family="text">
      <style:text-properties fo:font-weight="bold" officeooo:rsid="00396032" style:font-weight-asian="bold" style:font-weight-complex="bold"/>
    </style:style>
    <style:style style:name="T53" style:family="text">
      <style:text-properties fo:font-weight="bold" officeooo:rsid="000360f8" fo:background-color="#ffffff" loext:char-shading-value="0" style:font-weight-asian="bold" style:font-weight-complex="bold"/>
    </style:style>
    <style:style style:name="T54" style:family="text">
      <style:text-properties fo:font-weight="bold" loext:padding="0cm" loext:border="none"/>
    </style:style>
    <style:style style:name="T55" style:family="text">
      <style:text-properties officeooo:rsid="0017a968"/>
    </style:style>
    <style:style style:name="T56"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57" style:family="text">
      <style:text-properties officeooo:rsid="000360f8" fo:background-color="#ffffff" loext:char-shading-value="0" style:font-weight-asian="normal" style:font-weight-complex="normal"/>
    </style:style>
    <style:style style:name="T58" style:family="text">
      <style:text-properties officeooo:rsid="0027c760" fo:background-color="#ffffff" loext:char-shading-value="0" style:font-weight-asian="normal" style:font-weight-complex="normal"/>
    </style:style>
    <style:style style:name="T59" style:family="text">
      <style:text-properties fo:font-style="normal" fo:font-weight="normal"/>
    </style:style>
    <style:style style:name="T60" style:family="text">
      <style:text-properties fo:font-style="normal" style:font-style-asian="normal" style:font-style-complex="normal"/>
    </style:style>
    <style:style style:name="T61" style:family="text">
      <style:text-properties fo:font-size="13pt" style:font-size-asian="13pt" style:font-size-complex="13pt"/>
    </style:style>
    <style:style style:name="T62"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63"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64" style:family="text">
      <style:text-properties style:font-name="Abyssinica SIL" fo:font-size="13pt" fo:font-weight="bold" fo:background-color="#ffffff" loext:char-shading-value="0" style:font-size-asian="13pt" style:font-weight-asian="bold" style:font-size-complex="13pt" style:font-weight-complex="bold"/>
    </style:style>
    <style:style style:name="T65" style:family="text">
      <style:text-properties style:font-name="Abyssinica SIL" fo:font-size="13pt" style:font-size-asian="13pt" style:font-size-complex="13pt"/>
    </style:style>
    <style:style style:name="T66" style:family="text">
      <style:text-properties officeooo:rsid="0020e144"/>
    </style:style>
    <style:style style:name="T67" style:family="text">
      <style:text-properties officeooo:rsid="00245fda"/>
    </style:style>
    <style:style style:name="T68" style:family="text">
      <style:text-properties officeooo:rsid="00272a85"/>
    </style:style>
    <style:style style:name="T69" style:family="text">
      <style:text-properties officeooo:rsid="0038c6f6"/>
    </style:style>
    <style:style style:name="T70"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71"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72"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67">(ссфлка</text:span></text:a><text:span text:style-name="T67"> на список ещё вопросов</text:span></text:p>
      <text:p text:style-name="P1">SOLID: </text:p>
      <text:list xml:id="list1010103377" text:style-name="L1">
        <text:list-item>
          <text:p text:style-name="P81">S – Принцип единственной ответственности (Single Responsibility Principle):</text:p>
          <text:p text:style-name="P84">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82">O – Принцип открытости/закрытости (Open‐Closed Principle)<text:span text:style-name="T1">:</text:span></text:p>
          <text:p text:style-name="P83"><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82">L – Принцип подстановки Барбары Лисков (Liskov Substitution Principle)<text:span text:style-name="T1">:</text:span></text:p>
          <text:p text:style-name="P87">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82">I – Принцип разделения интерфейсов (Interface Segregation Principle)<text:span text:style-name="T1">:</text:span></text:p>
          <text:p text:style-name="P88"><text:soft-page-break/>Принцип разделения интерфейсов гласит, что «Ни один клиент не должен зависеть от методов, которые он не использует».</text:p>
          <text:p text:style-name="P88">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01"><text:span text:style-name="T15">D – Принцип инверсии зависимостей (Dependency Inversion Principle)</text:span><text:span text:style-name="T17">:</text:span></text:p>
        </text:list-item>
      </text:list>
      <text:list xml:id="list4001277977" text:style-name="L2">
        <text:list-item>
          <text:p text:style-name="P85">Модуль высокого уровня не должен зависеть от модулей низкого уровня. И то, и другое должно зависеть от абстракций. </text:p>
        </text:list-item>
        <text:list-item>
          <text:p text:style-name="P85">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72"><text:bookmark text:name="id_2"/><text:span text:style-name="T22">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2">курсора. Указанная область в памяти поименована и доступна для прикладных программ.</text:span></text:p>
      <text:p text:style-name="P73"><text:bookmark text:name="id_3"/><text:span text:style-name="T22">Обычно </text:span><text:bookmark text:name="keyword9"/><text:span text:style-name="T22">курсоры используются для выбора из </text:span><text:bookmark text:name="keyword10"/><text:span text:style-name="T22">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2">курсора. </text:span><text:bookmark text:name="keyword12"/><text:span text:style-name="T22">Курсоры часто применяются в операторах </text:span><text:bookmark text:name="keyword13"/><text:span text:style-name="T22">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2">базы данных, в то время как другие определяются программистами.</text:span></text:p>
      <text:p text:style-name="P73"><text:bookmark text:name="id_4"/><text:span text:style-name="T22">В соответствии со стандартом </text:span><text:bookmark text:name="keyword15"/><text:span text:style-name="T22">SQL при работе с </text:span><text:bookmark text:name="keyword16"/><text:span text:style-name="T22">курсорами можно выделить следующие основные </text:span><text:bookmark text:name="keyword17"/><text:span text:style-name="T22">действия:</text:span></text:p>
      <text:list xml:id="list1841876350" text:style-name="L3">
        <text:list-item>
          <text:p text:style-name="P93"><text:bookmark text:name="id_5"/>создание или <text:bookmark text:name="keyword18"/>объявление курсора ;</text:p>
        </text:list-item>
        <text:list-item>
          <text:p text:style-name="P93"><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93"><text:bookmark text:name="keyword20"/>выборка из курсора и <text:bookmark text:name="keyword21"/>изменение с его помощью строк данных;</text:p>
        </text:list-item>
        <text:list-item>
          <text:p text:style-name="P93"><text:bookmark text:name="keyword22"/>закрытие курсора, после чего он становится недоступным для пользовательских программ;</text:p>
        </text:list-item>
        <text:list-item>
          <text:p text:style-name="P93"><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61">https://habr.com/en/post/537594/</text:span></text:a></text:p>
      <text:p text:style-name="P26">Транзакция — это набор операций по работе с базой данных (БД), объединенных в одну атомарную пачку</text:p>
      <text:p text:style-name="P26">Транзакция — это архив для запросов к базе. Он защищает ваши данные благодаря принципу «всё, или ничего».</text:p>
      <text:p text:style-name="P27">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28">Необходимо комитить изменения. без этого не применяются новые условия. Роолбэк может все вернуть <text:span text:style-name="T55">и о</text:span><text:span text:style-name="T50">бязательн</text:span><text:span text:style-name="T55">о, Так как не закомиченные данные (брощенные ранее) примутся с следующими изменения</text:span></text:p>
      <text:p text:style-name="P64"><text:span text:style-name="Strong_20_Emphasis"><text:span text:style-name="T5"><text:s/>COMMIT</text:span></text:span><text:span text:style-name="T7"> — подтверждаем все внесенные изменения</text:span></text:p>
      <text:p text:style-name="P64"><text:span text:style-name="Strong_20_Emphasis"><text:span text:style-name="T4">ROLLBACK</text:span></text:span><text:span text:style-name="T6"> — откатываем их;</text:span></text:p>
      <text:p text:style-name="P22"/>
      <text:p text:style-name="Subtitle">Что такое вложенные транзакции?</text:p>
      <text:p text:style-name="Text_20_body"/>
      <text:p text:style-name="P39"><text:span text:style-name="T48">Вложенными</text:span> называются транзакции, выполнение которых инициируется из тела уже активной транзакции.</text:p>
      <text:p text:style-name="P40">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70"><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19">https://habr.com/ru/post/317884/</text:span></text:a></text:p>
      <text:p text:style-name="P23"/>
      <text:p text:style-name="P23">SQL описывается четыре уровня изоляции транзакций — </text:p>
      <text:list xml:id="list498774118" text:style-name="L4">
        <text:list-item>
          <text:p text:style-name="P89">Read uncommited (Чтение незафиксированных данных), </text:p>
        </text:list-item>
        <text:list-item>
          <text:p text:style-name="P89">Read committed (Чтение зафиксированных данных), </text:p>
        </text:list-item>
        <text:list-item>
          <text:p text:style-name="P89">Repeatable read (Повторяемое чтение) </text:p>
        </text:list-item>
        <text:list-item>
          <text:p text:style-name="P90">Serializable (Сериализуемость)</text:p>
        </text:list-item>
      </text:list>
      <text:p text:style-name="P12"><text:span text:style-name="T12">Прежде чем приступим к рассмотрению уровней изоляции транзакции в паре слов вспомним об основных требованиях к </text:span><text:span text:style-name="T16">транзакционной системе</text:span><text:span text:style-name="T12">.</text:span></text:p>
      <text:p text:style-name="P65"><text:span text:style-name="Strong_20_Emphasis"><text:span text:style-name="T4">Atomicity</text:span></text:span><text:span text:style-name="T6"> (атомарность) — выражается в том, что транзакция должна быть выполнена в целом или не выполнена вовсе.</text:span></text:p>
      <text:p text:style-name="P65"><text:span text:style-name="Strong_20_Emphasis"><text:span text:style-name="T4">Consistency</text:span></text:span><text:span text:style-name="T6">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65"><text:span text:style-name="Strong_20_Emphasis"><text:span text:style-name="T4">Isolation</text:span></text:span><text:span text:style-name="T6">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65"><text:span text:style-name="Strong_20_Emphasis"><text:span text:style-name="T4">Durability</text:span></text:span><text:span text:style-name="T6">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31"/>
      <text:p text:style-name="P34">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1"/>
      <text:p text:style-name="Subtitle">Какая разница между PostgreSQL и MySQL?</text:p>
      <text:p text:style-name="P36"/>
      <text:p text:style-name="P37">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37"/>
      <text:p text:style-name="P37">PostgreSQL — одна из самых функциональных реляционных СУБД, направленная, прежде всего, на соответствие стандартам ANSI/ISO и расширяемость.</text:p>
      <text:p text:style-name="P38">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37">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71"><text:span text:style-name="T56"><text:tab/></text:span><text:span text:style-name="T23">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4">программной инженерии</text:span></text:a><text:span text:style-name="T23">, обозначающая накопленные в </text:span><text:a xlink:type="simple" xlink:href="https://ru.wikipedia.org/wiki/Программный_код" text:style-name="Internet_20_link" text:visited-style-name="Visited_20_Internet_20_Link"><text:span text:style-name="T24">программном коде</text:span></text:a><text:span text:style-name="T23"> или </text:span><text:a xlink:type="simple" xlink:href="https://ru.wikipedia.org/wiki/Архитектура_программного_обеспечения" text:style-name="Internet_20_link" text:visited-style-name="Visited_20_Internet_20_Link"><text:span text:style-name="T24">архитектуре</text:span></text:a><text:span text:style-name="T23">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4">разработке программного обеспечения</text:span></text:a><text:span text:style-name="T23">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4">сопровождаемости</text:span></text:a><text:span text:style-name="T23">,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4">переносимости</text:span></text:a><text:span text:style-name="T23">. По аналогии с финансовым </text:span><text:a xlink:type="simple" xlink:href="https://ru.wikipedia.org/wiki/Долг" text:style-name="Internet_20_link" text:visited-style-name="Visited_20_Internet_20_Link"><text:span text:style-name="T24">долгом</text:span></text:a><text:span text:style-name="T23">, технический долг может обрастать «</text:span><text:a xlink:type="simple" xlink:href="https://ru.wikipedia.org/wiki/Процентная_ставка" text:style-name="Internet_20_link" text:visited-style-name="Visited_20_Internet_20_Link"><text:span text:style-name="T24">процентами</text:span></text:a><text:span text:style-name="T23">»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68"><text:span text:style-name="T23">Сам по себе </text:span><text:a xlink:type="simple" xlink:href="https://ru.wikipedia.org/wiki/Код_с_запашком" text:style-name="Internet_20_link" text:visited-style-name="Visited_20_Internet_20_Link"><text:span text:style-name="T24">плохой код</text:span></text:a><text:span text:style-name="T23">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4">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74"><text:a xlink:type="simple" xlink:href="https://pre-commit.com/" text:style-name="Internet_20_link" text:visited-style-name="Visited_20_Internet_20_Link"><text:span text:style-name="T25">Pre-commit</text:span></text:a><text:span text:style-name="T8">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29">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3"> <text:span text:style-name="T59">Чтобы этого добиться, необходимы три шага:</text:span></text:p>
      <text:list xml:id="list779951415" text:style-name="L5">
        <text:list-item>
          <text:p text:style-name="P86">В вашей машине должен быть установлен Pre-commit</text:p>
        </text:list-item>
        <text:list-item>
          <text:p text:style-name="P102"><text:span text:style-name="T8">В корневой папке Git должен быть создан конфигурационный файл с именем “</text:span><text:span text:style-name="Source_20_Text"><text:span text:style-name="T9">.pre-commit-config.yaml</text:span></text:span><text:span text:style-name="T8">”, и настроен с использованием hooks</text:span></text:p>
        </text:list-item>
        <text:list-item>
          <text:p text:style-name="P86">Чтобы автоматически вызывать команды на каждый коммит, Git-проект должен быть настроен локально</text:p>
        </text:list-item>
      </text:list>
      <text:p text:style-name="Subtitle"><text:line-break/><text:span text:style-name="T26">git cherry-pick</text:span></text:p>
      <text:p text:style-name="P76"><text:span text:style-name="T27">Команда </text:span><text:span text:style-name="Source_20_Text"><text:span text:style-name="T28">git cherry-pick</text:span></text:span><text:span text:style-name="T27">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2" draw:name="Image1" text:anchor-type="char" svg:width="16.711cm" svg:height="3.508cm" draw:z-index="0"><draw:image xlink:href="Pictures/1000000100000389000000BE4B3E44093DB9AD76.png" xlink:type="simple" xlink:show="embed" xlink:actuate="onLoad" draw:mime-type="image/png"/></draw:frame><text:span text:style-name="T66">Ф</text:span>орсированный push</text:p>
      <text:p text:style-name="Text_20_body"/>
      <text:p text:style-name="P49">При отправке может произойти ошибка публикации:</text:p>
      <text:p text:style-name="P66"><text:span text:style-name="Source_20_Text"><text:span text:style-name="T30">To github.com:example/test.git</text:span></text:span></text:p>
      <text:p text:style-name="P69"><text:span text:style-name="Source_20_Text"><text:span text:style-name="T33"><text:s/></text:span></text:span><text:span text:style-name="Source_20_Text"><text:span text:style-name="T30">! [rejected] <text:s text:c="7"/>master -&gt; master (fetch first)</text:span></text:span></text:p>
      <text:p text:style-name="P69"><text:span text:style-name="Source_20_Text"><text:span text:style-name="T30">error: не удалось отправить некоторые ссылки в «github.com:example/test.git»</text:span></text:span></text:p>
      <text:p text:style-name="P50">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0">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65"><text:span text:style-name="T31">Флагом </text:span><text:span text:style-name="Strong_20_Emphasis"><text:span text:style-name="T32">—force</text:span></text:span><text:span text:style-name="T29"> или сокращенной его версией </text:span><text:span text:style-name="Strong_20_Emphasis"><text:span text:style-name="T30">-f </text:span></text:span><text:span text:style-name="T29">отключается проверка коммитов и при необходимости выполняется перезапись истории.</text:span></text:p>
      <text:p text:style-name="P66"><text:span text:style-name="Source_20_Text"><text:span text:style-name="T30">git push --force</text:span></text:span></text:p>
      <text:p text:style-name="P65"><text:span text:style-name="T29">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0">git commit —amend</text:span></text:span><text:span text:style-name="T29"> и запушили до того, как кто-то сделал </text:span><text:span text:style-name="Strong_20_Emphasis"><text:span text:style-name="T30">git pull</text:span></text:span><text:span text:style-name="T29">. </text:span></text:p>
      <text:p text:style-name="P5"/>
      <text:p text:style-name="Subtitle">За что отвечает Meta в сериализаторе</text:p>
      <text:p text:style-name="P53"/>
      <text:p text:style-name="P54"><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77"><text:span text:style-name="T62">Мы будем работать над функционалом API в каталоге API, для общей организованности. Отредактируте файл </text:span><text:span text:style-name="Strong_20_Emphasis"><text:span text:style-name="T62">serializers.py</text:span></text:span><text:span text:style-name="T62"> и добавьте в него следующий код:</text:span></text:p>
      <text:p text:style-name="Preformatted_20_Text"><text:span text:style-name="Source_20_Text"><text:span text:style-name="T63">from rest_framework import serializers</text:span></text:span></text:p>
      <text:p text:style-name="Preformatted_20_Text"><text:span text:style-name="Source_20_Text"><text:span text:style-name="T63">from ..models import Subject</text:span></text:span></text:p>
      <text:p text:style-name="P15"/>
      <text:p text:style-name="P15"/>
      <text:p text:style-name="Preformatted_20_Text"><text:span text:style-name="Source_20_Text"><text:span text:style-name="T63">class SubjectSerializer(serializers.ModelSerializer):</text:span></text:span></text:p>
      <text:p text:style-name="Preformatted_20_Text"><text:span text:style-name="Source_20_Text"><text:span text:style-name="T63"><text:s text:c="4"/>class Meta:</text:span></text:span></text:p>
      <text:p text:style-name="Preformatted_20_Text"><text:span text:style-name="Source_20_Text"><text:span text:style-name="T63"><text:s text:c="8"/>model = Subject</text:span></text:span></text:p>
      <text:p text:style-name="P75"><text:span text:style-name="Source_20_Text"><text:span text:style-name="T63"><text:s text:c="8"/>fields = ('id', 'title', 'slug')</text:span></text:span></text:p>
      <text:p text:style-name="Text_20_body"><text:span text:style-name="T62">Это сериализатор для модели </text:span><text:span text:style-name="Strong_20_Emphasis"><text:span text:style-name="T62">Subject</text:span></text:span><text:span text:style-name="T62">. Сериализаторы определяются аналогичным образом в классах Form и ModelForm. </text:span><text:span text:style-name="T64">Класс Meta</text:span><text:span text:style-name="T62">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62">fields</text:span></text:span><text:span text:style-name="T62">.</text:span></text:p>
      <text:p text:style-name="P17"/>
      <text:p text:style-name="Subtitle"><text:span text:style-name="T68">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65">https://habr.com/ru/company/otus/blog/521290/</text:span></text:a></text:p>
      <text:p text:style-name="P10"><text:span text:style-name="T13">С</text:span><text:span text:style-name="T11">истема контроля версий – это система, записывающая изменения</text:span><text:line-break/><text:span text:style-name="T11">в файл или набор файлов в течение времени и позволяющая вернуться позже к определенной версии.</text:span></text:p>
      <text:h text:style-name="P19" text:outline-level="2">Распределенная система контроля версий</text:h>
      <text:p text:style-name="P20"><text:span text:style-name="T11">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1">восстановлена с компьютера любого разработчика. Каждая копия является полным бэкапом данных.</text:span><text:line-break/><text:line-break/><text:span text:style-name="T11">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1">К данному виду систем контроля версий относятся Mercurial, Bazaar, Darcs и Git.</text:span></text:p>
      <text:h text:style-name="P18" text:outline-level="2">Copy-paste</text:h>
      <text:h text:style-name="P16" text:outline-level="2"><text:span text:style-name="T53">Локальная система контроля версий</text:span><text:span text:style-name="T57"> </text:span><text:span text:style-name="T58">(</text:span><text:span text:style-name="T10">RCS хранит изменений в файлах (патчи), осуществляя контроль версий. </text:span><text:span text:style-name="T18">Поставляется с линухсом.</text:span></text:h>
      <text:p text:style-name="P30"/>
      <text:h text:style-name="P32" text:outline-level="2">Централизованная система контроля версий</text:h>
      <text:p text:style-name="P10"><text:line-break/><text:span text:style-name="T11">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5" text:outline-level="2"/>
      <text:p text:style-name="Subtitle"><text:span text:style-name="T14">Ч</text:span><text:span text:style-name="T11">то такое Git Rebase?</text:span></text:p>
      <text:p text:style-name="P35"/>
      <text:p text:style-name="P51">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51"/>
      <text:p text:style-name="P51"/>
      <text:p text:style-name="P51"/>
      <text:p text:style-name="P51"/>
      <text:p text:style-name="P51"/>
      <text:p text:style-name="P52"><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55"/>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4"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56">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57">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57"><text:span text:style-name="T49"><text:s/></text:span>- это протокол на основе XML, описывающий три части каждого сообщения:</text:p>
      <text:list xml:id="list1327313040" text:style-name="L6">
        <text:list-item>
          <text:p text:style-name="P94"><text:span text:style-name="T54">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94"><text:span text:style-name="T54">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94"><text:span text:style-name="T54">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45"/>
      <text:p text:style-name="P47"><text:a xlink:type="simple" xlink:href="https://ilyachch.gitbook.io/django-rest-framework-russian-documentation/overview/navigaciya-po-api/serializers" text:style-name="Internet_20_link" text:visited-style-name="Visited_20_Internet_20_Link"><text:span text:style-name="T65">https://ilyachch.gitbook.io/django-rest-framework-russian-documentation/overview/navigaciya-po-api/serializers</text:span></text:a></text:p>
      <text:p text:style-name="P47"><text:span text:style-name="T65">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65">JSON</text:span></text:span><text:span text:style-name="T65">, </text:span><text:span text:style-name="Source_20_Text"><text:span text:style-name="T65">XML</text:span></text:span><text:span text:style-name="T65">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65">Сериализаторы в DRF работают очень похоже на классы Django </text:span><text:span text:style-name="Source_20_Text"><text:span text:style-name="T65">Form</text:span></text:span><text:span text:style-name="T65"> и </text:span><text:span text:style-name="Source_20_Text"><text:span text:style-name="T65">ModelForm</text:span></text:span><text:span text:style-name="T65">. Мы предоставляем класс </text:span><text:span text:style-name="Source_20_Text"><text:span text:style-name="T65">Serializer</text:span></text:span><text:span text:style-name="T65">, который дает вам мощный, универсальный способ управления выводом ваших ответов, а также класс </text:span><text:span text:style-name="Source_20_Text"><text:span text:style-name="T65">ModelSerializer</text:span></text:span><text:span text:style-name="T65">, который предоставляет полезный ярлык для создания сериализаторов, работающих с экземплярами моделей и наборами запросов</text:span></text:p>
      <text:p text:style-name="P46"/>
      <text:p text:style-name="Subtitle"><text:span text:style-name="T69">Ш</text:span>аблоны программировани<text:span text:style-name="T69">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49">Одиночка</text:span>” (Singleton, Синглтон) -<text:span text:style-name="T34">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43"/>
      <text:p text:style-name="P43"><text:span text:style-name="T49">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43"/>
      <text:p text:style-name="P43"><text:span text:style-name="T49">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44"><text:span text:style-name="T51">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44"/>
      <text:p text:style-name="P10"><text:span text:style-name="T52">В</text:span><text:span text:style-name="T49">недрение зависимостей</text:span><text:span text:style-name="T36">.</text:span><text:span text:style-name="T34">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44"/>
      <text:p text:style-name="Subtitle">Паттерны проектирования</text:p>
      <text:p text:style-name="Text_20_body"/>
      <text:p text:style-name="P10"><text:span text:style-name="Strong_20_Emphasis"><text:span text:style-name="T35">Паттерны проектирования</text:span></text:span><text:span text:style-name="T35"> это готовые эффективные решения для задач, которые часто встречаются в практике программиста. </text:span><text:soft-page-break/><text:span text:style-name="T35">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35">Python</text:span></text:span><text:span text:style-name="T35">, но и в любом другом языке программирования.<text:line-break/>Обычно выделяют следующие группы шаблонов проектирования:</text:span></text:p>
      <text:list xml:id="list1119972058" text:style-name="L7">
        <text:list-item>
          <text:p text:style-name="P103"><text:a xlink:type="simple" xlink:href="http://pythonicway.com/education/basics/36-design-patterns-python#Creational" text:style-name="Internet_20_link" text:visited-style-name="Visited_20_Internet_20_Link"><text:span text:style-name="T38">Порождающие (Creational)</text:span></text:a></text:p>
        </text:list-item>
        <text:list-item>
          <text:p text:style-name="P103"><text:a xlink:type="simple" xlink:href="http://pythonicway.com/education/basics/36-design-patterns-python#Structural" text:style-name="Internet_20_link" text:visited-style-name="Visited_20_Internet_20_Link"><text:span text:style-name="T38">Структурные (Structural)</text:span></text:a></text:p>
        </text:list-item>
        <text:list-item>
          <text:p text:style-name="P104"><text:a xlink:type="simple" xlink:href="http://pythonicway.com/education/basics/36-design-patterns-python#Behavioral" text:style-name="Internet_20_link" text:visited-style-name="Visited_20_Internet_20_Link"><text:span text:style-name="T38">Поведенческие (Behavioral)</text:span></text:a></text:p>
        </text:list-item>
      </text:list>
      <text:p text:style-name="P48">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1"><draw:frame draw:style-name="fr3" draw:name="Image4" text:anchor-type="char" svg:width="12.993cm" svg:height="8.784cm" draw:z-index="3"><draw:image xlink:href="Pictures/10000001000003B700000283BC4C72BF60438AF9.png" xlink:type="simple" xlink:show="embed" xlink:actuate="onLoad" draw:mime-type="image/png"/></draw:frame><text:span text:style-name="T35">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39">классов</text:span></text:a><text:span text:style-name="T37"> </text:span><text:span text:style-name="T35">в более сложные структуры, сохраняя при </text:span><text:soft-page-break/><text:span text:style-name="T35">этом гибкость и эффективность. Для машины это будут перечень деталей, схемы и порядок сборки автомобиля.</text:span></text:p>
      <text:p text:style-name="P41"><draw:frame draw:style-name="fr2"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41"/>
      <text:p text:style-name="P42"><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42"/>
      <text:p text:style-name="Subtitle">Какая разница между Scrum и Kanban?</text:p>
      <text:p text:style-name="P13"><text:a xlink:type="simple" xlink:href="https://www.atlassian.com/ru/agile/kanban/kanban-vs-scrum" text:style-name="Internet_20_link" text:visited-style-name="Visited_20_Internet_20_Link">https://www.atlassian.com/ru/agile/kanban/kanban-vs-scrum</text:a></text:p>
      <text:p text:style-name="P13"/>
      <text:p text:style-name="P67"><text:span text:style-name="Emphasis"><text:span text:style-name="T71">K</text:span></text:span><text:span text:style-name="Emphasis"><text:span text:style-name="T72">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67"><text:span text:style-name="Emphasis"><text:span text:style-name="T72"/></text:span></text:p>
      <text:p text:style-name="P67"><text:soft-page-break/><text:span text:style-name="Emphasis"><text:span text:style-name="T41">Суть </text:span></text:span><text:a xlink:type="simple" xlink:href="https://www.atlassian.com/ru/agile/kanban" text:style-name="Internet_20_link" text:visited-style-name="Visited_20_Internet_20_Link"><text:span text:style-name="Emphasis"><text:span text:style-name="Strong_20_Emphasis"><text:span text:style-name="T46">Kanban</text:span></text:span></text:span></text:a><text:span text:style-name="Emphasis"><text:span text:style-name="T45"> — </text:span></text:span><text:span text:style-name="Emphasis"><text:span text:style-name="T41">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46">незавершенной работы</text:span></text:span></text:a><text:span text:style-name="Emphasis"><text:span text:style-name="T45"> </text:span></text:span><text:span text:style-name="Emphasis"><text:span text:style-name="T41">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46">пользовательской истории</text:span></text:span></text:a><text:span text:style-name="Emphasis"><text:span text:style-name="T41">)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46">доску Kanban</text:span></text:span></text:a><text:span text:style-name="Emphasis"><text:span text:style-name="T45"> </text:span></text:span><text:span text:style-name="Emphasis"><text:span text:style-name="T41">и непрерывно совершенствуют свой рабочий процесс.</text:span></text:span><text:span text:style-name="Emphasis"><text:span text:style-name="T70"><text:line-break/><text:line-break/></text:span></text:span><text:span text:style-name="Emphasis"><text:span text:style-name="T41">Задача </text:span></text:span><text:a xlink:type="simple" xlink:href="https://www.atlassian.com/ru/agile/scrum" text:style-name="Internet_20_link" text:visited-style-name="Visited_20_Internet_20_Link"><text:span text:style-name="Emphasis"><text:span text:style-name="Strong_20_Emphasis"><text:span text:style-name="T46">Scrum</text:span></text:span></text:span></text:a><text:span text:style-name="Emphasis"><text:span text:style-name="Strong_20_Emphasis"><text:span text:style-name="T41">-команд </text:span></text:span></text:span><text:span text:style-name="Emphasis"><text:span text:style-name="T45">— </text:span></text:span><text:span text:style-name="Emphasis"><text:span text:style-name="T41">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46">руководстве по Scrum</text:span></text:span></text:a><text:span text:style-name="Emphasis"><text:span text:style-name="T41">.</text:span></text:span></text:p>
      <text:p text:style-name="P67"><text:span text:style-name="Emphasis"><text:span text:style-name="T41"/></text:span></text:p>
      <text:p text:style-name="Subtitle"><text:span text:style-name="Emphasis"><text:span text:style-name="T42">К</text:span></text:span><text:span text:style-name="Emphasis"><text:span text:style-name="T41">акие Вы знаете программы для проверки code style?</text:span></text:span></text:p>
      <text:p text:style-name="P67"><text:a xlink:type="simple" xlink:href="https://habr.com/ru/company/oleg-bunin/blog/433326/" text:style-name="Internet_20_link" text:visited-style-name="Visited_20_Internet_20_Link"><text:span text:style-name="Emphasis"><text:span text:style-name="T41">https://habr.com/ru/company/oleg-bunin/blog/433326/</text:span></text:span></text:a></text:p>
      <text:p text:style-name="P67"><text:span text:style-name="Emphasis"><text:span text:style-name="T41"/></text:span></text:p>
      <text:p text:style-name="Subtitle"><text:span text:style-name="Emphasis"><text:span text:style-name="T60">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60">https://www.atlassian.com/ru/continuous-delivery/principles/continuous-integration-vs-delivery-vs-deployment</text:span></text:span></text:a></text:p>
      <text:p text:style-name="Text_20_body"><text:span text:style-name="Emphasis"><text:span text:style-name="T60"/></text:span></text:p>
      <text:p text:style-name="P78"><text:span text:style-name="Emphasis"><text:span text:style-name="T43">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47">непрерывную интеграцию</text:span></text:span></text:a><text:span text:style-name="Emphasis"><text:span text:style-name="T43">. </text:span></text:span><text:span text:style-name="Emphasis"><text:span text:style-name="T44">Р</text:span></text:span><text:a xlink:type="simple" xlink:href="https://www.atlassian.com/ru/devops/what-is-devops/devops-best-practices" text:style-name="Internet_20_link" text:visited-style-name="Visited_20_Internet_20_Link"><text:span text:style-name="Emphasis"><text:span text:style-name="T47">екомендация DevOps</text:span></text:span></text:a><text:span text:style-name="Emphasis"><text:span text:style-name="T43">,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78"><text:span text:style-name="Emphasis"><text:span text:style-name="T43">Аббревиатура CD может означать как непрерывную поставку, так и непрерывное развертывание.</text:span></text:span></text:p>
      <text:h text:style-name="P58" text:outline-level="3"><text:soft-page-break/></text:h>
      <text:h text:style-name="P58" text:outline-level="3">Непрерывная интеграция</text:h>
      <text:p text:style-name="P60">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60">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4" text:outline-level="3">Непрерывная поставка</text:h>
      <text:p text:style-name="P79"><text:a xlink:type="simple" xlink:href="https://www.atlassian.com/ru/continuous-delivery" text:style-name="Internet_20_link" text:visited-style-name="Visited_20_Internet_20_Link"><text:span text:style-name="T46">Непрерывная поставка</text:span></text:a><text:span text:style-name="T40">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62">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63">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61"/>
      <text:h text:style-name="P14" text:outline-level="3">Непрерывное развертывание</text:h>
      <text:p text:style-name="P62">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62">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58" text:outline-level="3">Непрерывная интеграция</text:h>
      <text:h text:style-name="P59" text:outline-level="4">Что от вас потребуется (расходы)</text:h>
      <text:list xml:id="list2104405632" text:style-name="L8">
        <text:list-item>
          <text:p text:style-name="P95">Вашей команде придется писать автоматические тесты для каждой новой функции, улучшения или баг-фикса.</text:p>
        </text:list-item>
        <text:list-item>
          <text:p text:style-name="P95">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95">Разработчикам необходимо выполнять слияние своих изменений как можно чаще, как минимум один раз в день.</text:p>
        </text:list-item>
      </text:list>
      <text:h text:style-name="P59" text:outline-level="4">Что вы получите</text:h>
      <text:list xml:id="list3047984379" text:style-name="L9">
        <text:list-item>
          <text:p text:style-name="P96">В рабочую среду попадает меньше багов, поскольку за счет автоматических тестов ухудшения обнаруживаются на ранних этапах.</text:p>
        </text:list-item>
        <text:list-item>
          <text:p text:style-name="P96">Когда все проблемы интеграции решаются на ранних этапах, сборка релиза проходит легко.</text:p>
        </text:list-item>
        <text:list-item>
          <text:p text:style-name="P96">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96">Радикально снижаются затраты на тестирование: ваш CI‑сервер может выполнять сотни тестов за несколько секунд.</text:p>
        </text:list-item>
        <text:list-item>
          <text:p text:style-name="P96">Команда контроля качества тратит меньше времени на тестирование и может сосредоточиться на повышении культуры качества.</text:p>
        </text:list-item>
      </text:list>
      <text:h text:style-name="P58" text:outline-level="3">Непрерывная поставка</text:h>
      <text:h text:style-name="P59" text:outline-level="4">Что от вас потребуется (расходы)</text:h>
      <text:list xml:id="list531858670" text:style-name="L10">
        <text:list-item>
          <text:p text:style-name="P97">Для непрерывной интеграции нужна прочная основа. Ваш комплект тестов должен покрывать достаточную часть базы кода.</text:p>
        </text:list-item>
        <text:list-item>
          <text:p text:style-name="P97">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97">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59" text:outline-level="4">Что вы получите</text:h>
      <text:list xml:id="list3448524481" text:style-name="L11">
        <text:list-item>
          <text:p text:style-name="P98">Отныне развертывание ПО перестало быть сложным. Вашей команде больше не нужно тратить несколько дней на подготовку к релизу.</text:p>
        </text:list-item>
        <text:list-item>
          <text:p text:style-name="P98">Можно чаще выпускать релизы, ускоряя цикл обратной связи со своими клиентами.</text:p>
        </text:list-item>
        <text:list-item>
          <text:p text:style-name="P98"><text:soft-page-break/>Решения по поводу небольших изменений принимаются без лишнего напряжения, что способствует ускорению итераций.</text:p>
        </text:list-item>
      </text:list>
      <text:h text:style-name="P58" text:outline-level="3">Непрерывное развертывание</text:h>
      <text:h text:style-name="P59" text:outline-level="4">Что от вас потребуется (расходы)</text:h>
      <text:list xml:id="list3497633838" text:style-name="L12">
        <text:list-item>
          <text:p text:style-name="P99">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99">Процесс документирования должен идти в ногу с темпами развертываний.</text:p>
        </text:list-item>
        <text:list-item>
          <text:p text:style-name="P99">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59" text:outline-level="4">Что вы получите</text:h>
      <text:list xml:id="list2244480635" text:style-name="L13">
        <text:list-item>
          <text:p text:style-name="P100">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00">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00">Клиенты видят непрерывный поток улучшений, при этом качество повышается каждый день, а не раз в месяц, квартал или год.</text:p>
          <text:p text:style-name="P80"><text:soft-page-break/>Что такое REST?" а потом вдогонку "Что такое Restfull?</text:p>
          <text:p text:style-name="P105"><text:a xlink:type="simple" xlink:href="https://habr.com/ru/post/38730/" text:style-name="Internet_20_link" text:visited-style-name="Visited_20_Internet_20_Link">https://habr.com/ru/post/38730/</text:a></text:p>
        </text:list-item>
      </text:list>
      <text:p text:style-name="Text_20_body"><text:a xlink:type="simple" xlink:href="https://habr.com/ru/company/hexlet/blog/274675/" text:style-name="Internet_20_link" text:visited-style-name="Visited_20_Internet_20_Link">https://habr.com/ru/company/hexlet/blog/274675/</text:a></text:p>
      <text:p text:style-name="P10"><text:span text:style-name="T11">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1">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10"><text:span text:style-name="T11">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span></text:p>
      <text:p text:style-name="P26">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7">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text:soft-page-break/>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rlie Text" svg:font-family="'Charlie Text', apple-system, BlinkMacSystemFont, 'Segoe UI', Roboto, 'Noto Sans', Ubuntu,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Yandex Sans Display Light" svg:font-family="'Yandex Sans Display Light'"/>
    <style:font-face style:name="apple-system" svg:font-family="apple-system, BlinkMacSystemFont,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3-20T10:58:59.709067518</dc:date>
    <meta:editing-duration>PT4H22M55S</meta:editing-duration>
    <meta:editing-cycles>49</meta:editing-cycles>
    <meta:generator>LibreOffice/7.3.7.2$Linux_X86_64 LibreOffice_project/30$Build-2</meta:generator>
    <meta:document-statistic meta:table-count="0" meta:image-count="6" meta:object-count="0" meta:page-count="26" meta:paragraph-count="187" meta:word-count="3960" meta:character-count="31088" meta:non-whitespace-character-count="27260"/>
  </office:meta>
</office:document-meta>
</file>